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Verdana" fo:font-size="10pt" fo:background-color="#ffffff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fo:background-color="#ffffff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fo:background-color="#ffffff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8pt" fo:background-color="#ffffff" style:font-size-asian="8pt" style:font-size-complex="8pt"/>
    </style:style>
    <style:style style:name="P5" style:family="paragraph" style:parent-style-name="Standard">
      <style:paragraph-properties fo:text-align="justify" style:justify-single-word="false" fo:padding="0.074cm" fo:border-left="none" fo:border-right="none" fo:border-top="none" fo:border-bottom="0.002cm solid #000000" style:join-border="false"/>
      <style:text-properties style:font-name="Verdana" fo:font-size="10pt" fo:background-color="#ffffff" style:font-size-asian="10pt" style:font-size-complex="10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videncia día 04 Semana 13</text:p>
      <text:p text:style-name="P1"/>
      <text:p text:style-name="P1">Leonardo Rodenas Escobar </text:p>
      <text:p text:style-name="P1"/>
      <text:p text:style-name="P1"><text:span text:style-name="T2">Reflexión: </text:span><text:span text:style-name="T1">No</text:span> muy motivante, se sigue con lo de clases anteriores en Kotlin. Por ahora toca seguir aprendiendo con videos de youtube por el momento.</text:p>
      <text:p text:style-name="P1"/>
      <text:p text:style-name="P2">Actividad 01:</text:p>
      <text:p text:style-name="P1"> Buscar información sobre como realizar el control switch, el spinner y el Intent (cambio de activity).</text:p>
      <text:p text:style-name="P1"/>
      <text:p text:style-name="P1">Realicé la calculadora de ejercicios anteriores, con lo que se pedía en el enunciado, pero ahora en Kotlin, aquí el código.</text:p>
      <text:p text:style-name="P4"/>
      <text:p text:style-name="P4">package com.example.sextaappswitch</text:p>
      <text:p text:style-name="P4">import android.content.Intent</text:p>
      <text:p text:style-name="P4">import android.os.Bundle</text:p>
      <text:p text:style-name="P4">import android.transition.TransitionManager</text:p>
      <text:p text:style-name="P4">import android.view.View</text:p>
      <text:p text:style-name="P4">import android.view.ViewGroup</text:p>
      <text:p text:style-name="P4">import android.widget.*</text:p>
      <text:p text:style-name="P4">import androidx.appcompat.app.AppCompatActivity</text:p>
      <text:p text:style-name="P4">class MainActivity : AppCompatActivity() {</text:p>
      <text:p text:style-name="P4">    private var tv1: TextView? = null</text:p>
      <text:p text:style-name="P4">    private var tv2: TextView? = null</text:p>
      <text:p text:style-name="P4">    private var et1: EditText? = null</text:p>
      <text:p text:style-name="P4">    private var et2: EditText? = null</text:p>
      <text:p text:style-name="P4">    private var sw1: Switch? = null</text:p>
      <text:p text:style-name="P4">    private var sw2: Switch? = null</text:p>
      <text:p text:style-name="P4">    private var sp1: Spinner? = null</text:p>
      <text:p text:style-name="P4">    private var tContainer: ViewGroup? = null</text:p>
      <text:p text:style-name="P4">    override fun onCreate(savedInstanceState: Bundle?) {</text:p>
      <text:p text:style-name="P4">        super.onCreate(savedInstanceState)</text:p>
      <text:p text:style-name="P4">        setContentView(R.layout.activity_main)</text:p>
      <text:p text:style-name="P4">        tContainer = findViewById&lt;View&gt;(R.id.transitionContainer) as ViewGroup</text:p>
      <text:p text:style-name="P4">        tv1 = findViewById&lt;View&gt;(R.id.id_TextView1) as TextView</text:p>
      <text:p text:style-name="P4">        tv2 = findViewById&lt;View&gt;(R.id.id_TextView2) as TextView</text:p>
      <text:p text:style-name="P4">        et1 = findViewById&lt;View&gt;(R.id.id_editTextNumber1) as EditText</text:p>
      <text:p text:style-name="P4">        et2 = findViewById&lt;View&gt;(R.id.id_editTextNumber2) as EditText</text:p>
      <text:p text:style-name="P4">        sw1 = findViewById&lt;View&gt;(R.id.id_Switch1) as Switch</text:p>
      <text:p text:style-name="P4">        sw2 = findViewById&lt;View&gt;(R.id.id_Switch2) as Switch</text:p>
      <text:p text:style-name="P4">        sp1 = findViewById&lt;View&gt;(R.id.id_Spinner) as Spinner</text:p>
      <text:p text:style-name="P4">        val options = arrayOf("Suma", "Resta", "Multiplicar", "Dividir")</text:p>
      <text:p text:style-name="P4">        val adapter = ArrayAdapter(this, android.R.layout.simple_spinner_item, options)</text:p>
      <text:p text:style-name="P4">        sp1!!.adapter = adapter</text:p>
      <text:p text:style-name="P4">        sw2!!.setOnClickListener(object : View.OnClickListener {</text:p>
      <text:p text:style-name="P4">            var visible = false</text:p>
      <text:p text:style-name="P4">            override fun onClick(view: View) {</text:p>
      <text:p text:style-name="P4">                TransitionManager.beginDelayedTransition(tContainer)</text:p>
      <text:p text:style-name="P4">                visible = !visible</text:p>
      <text:p text:style-name="P4">                tv2!!.visibility = if (visible) View.VISIBLE else View.GONE</text:p>
      <text:p text:style-name="P4">            }</text:p>
      <text:p text:style-name="P4">        })</text:p>
      <text:p text:style-name="P4">    }</text:p>
      <text:p text:style-name="P4">    //boton</text:p>
      <text:p text:style-name="P4">    fun Boton(view: View?) {</text:p>
      <text:p text:style-name="P4">        val valor1_String = et1!!.text.toString()</text:p>
      <text:p text:style-name="P4">        val valor2_String = et2!!.text.toString()</text:p>
      <text:p text:style-name="P4">        val valor1_int = valor1_String.toInt()</text:p>
      <text:p text:style-name="P4">        val valor2_int = valor2_String.toInt()</text:p>
      <text:p text:style-name="P4">        val select = sp1!!.selectedItem.toString()</text:p>
      <text:p text:style-name="P4">        if (select == "Suma") {</text:p>
      <text:p text:style-name="P4">            val suma = valor1_int + valor2_int</text:p>
      <text:p text:style-name="P4">            val result = suma.toString()</text:p>
      <text:p text:style-name="P4">            tv2!!.text = result</text:p>
      <text:p text:style-name="P4">        } else if (select == "Resta") {</text:p>
      <text:p text:style-name="P4">            val resta = valor1_int - valor2_int</text:p>
      <text:p text:style-name="P4">            val result = resta.toString()</text:p>
      <text:p text:style-name="P4">            tv2!!.text = result</text:p>
      <text:p text:style-name="P4">        } else if (select == "Multiplicar") {</text:p>
      <text:p text:style-name="P4"><text:soft-page-break/>            val mult = valor1_int * valor2_int</text:p>
      <text:p text:style-name="P4">            val result = mult.toString()</text:p>
      <text:p text:style-name="P4">            tv2!!.text = result</text:p>
      <text:p text:style-name="P4">        } else if (select == "Dividir") {</text:p>
      <text:p text:style-name="P4">            if (valor2_int != 0) {</text:p>
      <text:p text:style-name="P4">                val div = valor1_int / valor2_int</text:p>
      <text:p text:style-name="P4">                val result = div.toString()</text:p>
      <text:p text:style-name="P4">                tv2!!.text = result</text:p>
      <text:p text:style-name="P4">            } else {</text:p>
      <text:p text:style-name="P4">                Toast.makeText(this, "El 2do valor tiene que ser != a 0", Toast.LENGTH_LONG).show()</text:p>
      <text:p text:style-name="P4">            }</text:p>
      <text:p text:style-name="P4">        }</text:p>
      <text:p text:style-name="P4">    }</text:p>
      <text:p text:style-name="P4">}</text:p>
      <text:p text:style-name="P5"/>
      <text:p text:style-name="P1"/>
      <text:p text:style-name="P1">Ese es mi no muy avance de hoy (-_-) muchas gracias !!!</text:p>
      <text:p text:style-name="P1"><text:line-break/><text:line-break/><text:line-break/><text:line-break/><text:line-break/><text:lin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Mauricio Rodenas Escobar</meta:initial-creator>
    <meta:creation-date>2021-07-05T11:56:48.71</meta:creation-date>
    <dc:date>2021-07-26T10:30:00.11</dc:date>
    <dc:creator>Leonardo Mauricio Rodenas Escobar</dc:creator>
    <meta:editing-duration>PT21H46M47S</meta:editing-duration>
    <meta:editing-cycles>25</meta:editing-cycles>
    <meta:generator>OpenOffice/4.1.10$Win32 OpenOffice.org_project/4110m2$Build-9807</meta:generator>
    <meta:document-statistic meta:table-count="0" meta:image-count="0" meta:object-count="0" meta:page-count="2" meta:paragraph-count="78" meta:word-count="369" meta:character-count="3389"/>
  </office:meta>
</office:document-meta>
</file>